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Kanyun:</text:span></text:p>
            <text:p><text:span text:style-name="T1">OpenStack</text:span></text:p>
            <text:p><text:span text:style-name="T1">Monitoring Project</text:span></text:p>
            <text:p><text:span text:style-name="T2"/></text:p>
            <text:p><text:span text:style-name="T3">2012-04-17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428</meta:editing-cycles>
    <meta:editing-duration>PT23H46M16S</meta:editing-duration>
    <meta:initial-creator>lzyev al</meta:initial-creator>
    <dc:date>2012-04-13T11:47:41</dc:date>
    <dc:creator>sinacloud 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